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8000"/>
    </style:style>
    <style:style style:name="P4" style:family="paragraph">
      <loext:graphic-properties draw:fill="none" draw:fill-color="#ffffff"/>
      <style:text-properties fo:color="#0000ff"/>
    </style:style>
    <style:style style:name="P5" style:family="paragraph">
      <loext:graphic-properties draw:fill="none" draw:fill-color="#ffffff"/>
      <style:text-properties fo:color="#c5000b"/>
    </style:style>
    <style:style style:name="P6" style:family="paragraph">
      <style:text-properties fo:color="#0000ff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7cm" svg:x2="27.6cm" svg:y2="17.1cm">
          <text:p/>
        </draw:line>
        <draw:frame draw:style-name="gr2" draw:text-style-name="P2" draw:layer="layout" svg:width="2.758cm" svg:height="2.384cm" svg:x="26.8cm" svg:y="17.8cm">
          <draw:text-box>
            <text:p>Time</text:p>
            <text:p>In years</text:p>
          </draw:text-box>
        </draw:frame>
        <draw:line draw:style-name="gr1" draw:text-style-name="P1" draw:layer="layout" svg:x1="3cm" svg:y1="7cm" svg:x2="3cm" svg:y2="17cm">
          <text:p/>
        </draw:line>
        <draw:frame draw:style-name="gr3" draw:text-style-name="P3" draw:layer="layout" svg:width="2.72cm" svg:height="1.673cm" svg:x="1.98cm" svg:y="5.127cm">
          <draw:text-box>
            <text:p><text:span text:style-name="T1">Bull calf</text:span></text:p>
            <text:p><text:span text:style-name="T1">is born</text:span></text:p>
          </draw:text-box>
        </draw:frame>
        <draw:line draw:style-name="gr1" draw:text-style-name="P1" draw:layer="layout" svg:x1="3.9cm" svg:y1="17cm" svg:x2="6.8cm" svg:y2="13.1cm">
          <text:p/>
        </draw:line>
        <draw:frame draw:style-name="gr4" draw:text-style-name="P4" draw:layer="layout" svg:width="4.058cm" svg:height="1.673cm" svg:x="14.5cm" svg:y="4.127cm">
          <draw:text-box>
            <text:p><text:span text:style-name="T2">AI company</text:span></text:p>
            <text:p><text:span text:style-name="T2">buys the bull</text:span></text:p>
          </draw:text-box>
        </draw:frame>
        <draw:line draw:style-name="gr1" draw:text-style-name="P1" draw:layer="layout" svg:x1="7.5cm" svg:y1="11.8cm" svg:x2="8.4cm" svg:y2="8.6cm">
          <text:p/>
        </draw:line>
        <draw:line draw:style-name="gr1" draw:text-style-name="P1" draw:layer="layout" svg:x1="16cm" svg:y1="6.1cm" svg:x2="16cm" svg:y2="16.8cm">
          <text:p/>
        </draw:line>
        <draw:frame draw:style-name="gr5" draw:text-style-name="P2" draw:layer="layout" svg:width="1.031cm" svg:height="0.962cm" svg:x="15.5cm" svg:y="17.4cm">
          <draw:text-box>
            <text:p>1 </text:p>
          </draw:text-box>
        </draw:frame>
        <draw:frame draw:style-name="gr6" draw:text-style-name="P5" draw:layer="layout" svg:width="11.475cm" svg:height="1.673cm" svg:x="6.622cm" svg:y="1.1cm">
          <draw:text-box>
            <text:p><text:span text:style-name="T3">Full sibs have different breeding values</text:span></text:p>
            <text:p><text:span text:style-name="T3">according to their SNP genotype</text:span></text:p>
          </draw:text-box>
        </draw:frame>
        <draw:line draw:style-name="gr1" draw:text-style-name="P1" draw:layer="layout" svg:x1="8.9cm" svg:y1="6.7cm" svg:x2="10.6cm" svg:y2="2.8cm">
          <text:p/>
        </draw:line>
        <draw:frame draw:style-name="gr7" draw:text-style-name="P4" draw:layer="layout" svg:width="8.236cm" svg:height="0.962cm" svg:x="4.5cm" svg:y="11.8cm">
          <draw:text-box>
            <text:p text:style-name="P6"><text:span text:style-name="T2">SNP genotypes determined</text:span></text:p>
          </draw:text-box>
        </draw:frame>
        <draw:frame draw:style-name="gr7" draw:text-style-name="P4" draw:layer="layout" svg:width="5.853cm" svg:height="1.673cm" svg:x="6.6cm" svg:y="6.7cm">
          <draw:text-box>
            <text:p text:style-name="P6"><text:span text:style-name="T2">Genomic breeding </text:span></text:p>
            <text:p text:style-name="P6"><text:span text:style-name="T2">value predicted</text:span></text:p>
          </draw:text-box>
        </draw:frame>
        <draw:line draw:style-name="gr1" draw:text-style-name="P1" draw:layer="layout" svg:x1="12.3cm" svg:y1="6.7cm" svg:x2="14.4cm" svg:y2="5.2cm">
          <text:p/>
        </draw:line>
        <draw:frame draw:style-name="gr7" draw:text-style-name="P4" draw:layer="layout" svg:width="8.677cm" svg:height="0.962cm" svg:x="18.6cm" svg:y="8.2cm">
          <draw:text-box>
            <text:p text:style-name="P6"><text:span text:style-name="T2">Mating to cows as young sire</text:span></text:p>
          </draw:text-box>
        </draw:frame>
        <draw:line draw:style-name="gr1" draw:text-style-name="P1" draw:layer="layout" svg:x1="16.4cm" svg:y1="16.7cm" svg:x2="20.2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09T16:21:25.051931444</dc:date>
    <meta:editing-duration>PT11M22S</meta:editing-duration>
    <meta:editing-cycles>4</meta:editing-cycles>
    <meta:generator>LibreOffice/6.1.0.3$MacOSX_X86_64 LibreOffice_project/efb621ed25068d70781dc026f7e9c5187a4decd1</meta:generator>
    <meta:document-statistic meta:object-count="16"/>
  </office:meta>
</office:document-meta>
</file>